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3.9mm"/>
    </style:style>
    <style:style style:name="co3" style:family="table-column">
      <style:table-column-properties fo:break-before="auto" style:column-width="12.19mm"/>
    </style:style>
    <style:style style:name="co4" style:family="table-column">
      <style:table-column-properties fo:break-before="auto" style:column-width="10.8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59.99mm" svg:height="89.99mm" svg:x="83.93mm" svg:y="18.02mm">
            <loext:p draw:notify-on-update-of-ranges="Sheet1.A2:Sheet1.A27 Sheet1.B1:Sheet1.B1 Sheet1.B2:Sheet1.B27 Sheet1.C1:Sheet1.C1 Sheet1.C2:Sheet1.C2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Default"/>
        <table:table-row table:style-name="ro1">
          <table:table-cell office:value-type="string" calcext:value-type="string">
            <text:p>Letter</text:p>
          </table:table-cell>
          <table:table-cell table:style-name="ce1" office:value-type="string" calcext:value-type="string">
            <text:p>Train Dataset</text:p>
          </table:table-cell>
          <table:table-cell table:style-name="ce1" office:value-type="string" calcext:value-type="string">
            <text:p>Test Dataset</text:p>
          </table:table-cell>
          <table:table-cell table:style-name="ce3"/>
        </table:table-row>
        <table:table-row table:style-name="ro1">
          <table:table-cell office:value-type="string" calcext:value-type="string">
            <text:p>A</text:p>
          </table:table-cell>
          <table:table-cell table:formula="of:=60-[.C2]"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 table:formula="of:=60-[.C3]"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C</text:p>
          </table:table-cell>
          <table:table-cell table:formula="of:=60-[.C4]" office:value-type="float" office:value="47" calcext:value-type="float">
            <text:p>47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D</text:p>
          </table:table-cell>
          <table:table-cell table:formula="of:=60-[.C5]" office:value-type="float" office:value="42" calcext:value-type="float">
            <text:p>42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E</text:p>
          </table:table-cell>
          <table:table-cell table:formula="of:=60-[.C6]" office:value-type="float" office:value="46" calcext:value-type="float">
            <text:p>46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table:formula="of:=60-[.C7]" office:value-type="float" office:value="46" calcext:value-type="float">
            <text:p>46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G</text:p>
          </table:table-cell>
          <table:table-cell table:formula="of:=60-[.C8]"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H</text:p>
          </table:table-cell>
          <table:table-cell table:formula="of:=60-[.C9]" office:value-type="float" office:value="43" calcext:value-type="float">
            <text:p>43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I</text:p>
          </table:table-cell>
          <table:table-cell table:formula="of:=60-[.C10]" office:value-type="float" office:value="42" calcext:value-type="float">
            <text:p>42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J</text:p>
          </table:table-cell>
          <table:table-cell table:formula="of:=60-[.C11]"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K</text:p>
          </table:table-cell>
          <table:table-cell table:formula="of:=60-[.C12]"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L</text:p>
          </table:table-cell>
          <table:table-cell table:formula="of:=60-[.C13]" office:value-type="float" office:value="46" calcext:value-type="float">
            <text:p>46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table:formula="of:=60-[.C14]" office:value-type="float" office:value="48" calcext:value-type="float">
            <text:p>48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N</text:p>
          </table:table-cell>
          <table:table-cell table:formula="of:=60-[.C15]" office:value-type="float" office:value="46" calcext:value-type="float">
            <text:p>46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O</text:p>
          </table:table-cell>
          <table:table-cell table:formula="of:=60-[.C16]"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P</text:p>
          </table:table-cell>
          <table:table-cell table:formula="of:=60-[.C17]"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Q</text:p>
          </table:table-cell>
          <table:table-cell table:formula="of:=60-[.C18]"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table:formula="of:=60-[.C19]"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S</text:p>
          </table:table-cell>
          <table:table-cell table:formula="of:=60-[.C20]"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T</text:p>
          </table:table-cell>
          <table:table-cell table:formula="of:=60-[.C21]" office:value-type="float" office:value="36" calcext:value-type="float">
            <text:p>36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U</text:p>
          </table:table-cell>
          <table:table-cell table:formula="of:=60-[.C22]"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V</text:p>
          </table:table-cell>
          <table:table-cell table:formula="of:=60-[.C23]"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W</text:p>
          </table:table-cell>
          <table:table-cell table:formula="of:=60-[.C24]"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X</text:p>
          </table:table-cell>
          <table:table-cell table:formula="of:=60-[.C25]" office:value-type="float" office:value="44" calcext:value-type="float">
            <text:p>44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Y</text:p>
          </table:table-cell>
          <table:table-cell table:formula="of:=60-[.C26]"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Z</text:p>
          </table:table-cell>
          <table:table-cell table:formula="of:=60-[.C27]"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PH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PH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PH">Php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PH">Php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8" loext:min-decimal-places="8" number:min-integer-digits="1"/>
    </number:number-style>
    <number:number-style style:name="N113">
      <number:number number:decimal-places="7" loext:min-decimal-places="7" number:min-integer-digits="1"/>
    </number:number-style>
    <number:number-style style:name="N114">
      <number:number number:decimal-places="6" loext:min-decimal-places="6" number:min-integer-digits="1"/>
    </number:number-style>
    <number:number-style style:name="N115">
      <number:number number:decimal-places="5" loext:min-decimal-places="5" number:min-integer-digits="1"/>
    </number:number-style>
    <number:number-style style:name="N116">
      <number:number number:decimal-places="4" loext:min-decimal-places="4" number:min-integer-digits="1"/>
    </number:number-style>
    <number:number-style style:name="N117">
      <number:number number:decimal-places="3" loext:min-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3">00-00-0000</text:date>, <text:time style:data-style-name="N2" text:time-value="18:16:38.93222535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relyn Co</meta:initial-creator>
    <meta:creation-date>2016-03-25T11:06:05.844067733</meta:creation-date>
    <dc:date>2016-04-03T18:19:57.259610219</dc:date>
    <dc:creator>Jerelyn Co</dc:creator>
    <meta:editing-duration>PT10M51S</meta:editing-duration>
    <meta:editing-cycles>5</meta:editing-cycles>
    <meta:generator>LibreOffice/5.0.5.2$Linux_X86_64 LibreOffice_project/00m0$Build-2</meta:generator>
    <meta:document-statistic meta:table-count="1" meta:cell-count="8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3465a4" dr3d:edge-rounding="5%"/>
      <style:text-properties fo:color="#000000" fo:font-size="10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cc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908cm" svg:y="0.316cm" chart:style-name="ch2">
          <text:p>Train and Test Datasets Instances Count</text:p>
        </chart:title>
        <chart:legend chart:legend-position="end" svg:x="13.208cm" svg:y="3.952cm" style:legend-expansion="high" chart:style-name="ch3"/>
        <chart:plot-area chart:style-name="ch4" table:cell-range-address="Sheet1.A1:Sheet1.C27" chart:data-source-has-labels="both" svg:x="1.331cm" svg:y="1.301cm" svg:width="11.557cm" svg:height="6.538cm">
          <chartooo:coordinate-region svg:x="1.952cm" svg:y="1.5cm" svg:width="10.936cm" svg:height="5.692cm"/>
          <chart:axis chart:dimension="x" chart:name="primary-x" chart:style-name="ch5" chartooo:axis-type="auto">
            <chartooo:date-scale/>
            <chart:title svg:x="6.642cm" svg:y="8.019cm" chart:style-name="ch6">
              <text:p>Letter</text:p>
            </chart:title>
            <chart:categories table:cell-range-address="Sheet1.A2:Sheet1.A27"/>
          </chart:axis>
          <chart:axis chart:dimension="y" chart:name="primary-y" chart:style-name="ch7">
            <chart:title svg:x="0.451cm" svg:y="5.064cm" chart:style-name="ch8">
              <text:p>Count</text:p>
            </chart:title>
            <chart:grid chart:style-name="ch9" chart:class="major"/>
          </chart:axis>
          <chart:series chart:style-name="ch10" chart:values-cell-range-address="Sheet1.B2:Sheet1.B27" chart:label-cell-address="Sheet1.B1:Sheet1.B1" chart:class="chart:bar">
            <chart:data-point chart:repeated="26"/>
          </chart:series>
          <chart:series chart:style-name="ch11" chart:values-cell-range-address="Sheet1.C2:Sheet1.C27" chart:label-cell-address="Sheet1.C1:Sheet1.C1" chart:class="chart:bar">
            <chart:data-point chart:repeated="2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ain Dataset</text:p>
                <draw:g>
                  <svg:desc>Sheet1.B1:Sheet1.B1</svg:desc>
                </draw:g>
              </table:table-cell>
              <table:table-cell office:value-type="string">
                <text:p>Test Dataset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</text:p>
                <draw:g>
                  <svg:desc>Sheet1.A2:Sheet1.A27</svg:desc>
                </draw:g>
              </table:table-cell>
              <table:table-cell office:value-type="float" office:value="39">
                <text:p>39</text:p>
                <draw:g>
                  <svg:desc>Sheet1.B2:Sheet1.B27</svg:desc>
                </draw:g>
              </table:table-cell>
              <table:table-cell office:value-type="float" office:value="21">
                <text:p>21</text:p>
                <draw:g>
                  <svg:desc>Sheet1.C2:Sheet1.C27</svg:desc>
                </draw:g>
              </table:table-cell>
            </table:table-row>
            <table:table-row>
              <table:table-cell office:value-type="string">
                <text:p>B</text:p>
              </table:table-cell>
              <table:table-cell office:value-type="float" office:value="50">
                <text:p>5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C</text:p>
              </table:table-cell>
              <table:table-cell office:value-type="float" office:value="47">
                <text:p>4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D</text:p>
              </table:table-cell>
              <table:table-cell office:value-type="float" office:value="42">
                <text:p>4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E</text:p>
              </table:table-cell>
              <table:table-cell office:value-type="float" office:value="46">
                <text:p>4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F</text:p>
              </table:table-cell>
              <table:table-cell office:value-type="float" office:value="46">
                <text:p>4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G</text:p>
              </table:table-cell>
              <table:table-cell office:value-type="float" office:value="45">
                <text:p>4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H</text:p>
              </table:table-cell>
              <table:table-cell office:value-type="float" office:value="43">
                <text:p>4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I</text:p>
              </table:table-cell>
              <table:table-cell office:value-type="float" office:value="42">
                <text:p>4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J</text:p>
              </table:table-cell>
              <table:table-cell office:value-type="float" office:value="45">
                <text:p>4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K</text:p>
              </table:table-cell>
              <table:table-cell office:value-type="float" office:value="49">
                <text:p>4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L</text:p>
              </table:table-cell>
              <table:table-cell office:value-type="float" office:value="46">
                <text:p>4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M</text:p>
              </table:table-cell>
              <table:table-cell office:value-type="float" office:value="48">
                <text:p>4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N</text:p>
              </table:table-cell>
              <table:table-cell office:value-type="float" office:value="46">
                <text:p>4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O</text:p>
              </table:table-cell>
              <table:table-cell office:value-type="float" office:value="50">
                <text:p>5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P</text:p>
              </table:table-cell>
              <table:table-cell office:value-type="float" office:value="41">
                <text:p>4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Q</text:p>
              </table:table-cell>
              <table:table-cell office:value-type="float" office:value="41">
                <text:p>4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R</text:p>
              </table:table-cell>
              <table:table-cell office:value-type="float" office:value="45">
                <text:p>4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S</text:p>
              </table:table-cell>
              <table:table-cell office:value-type="float" office:value="41">
                <text:p>4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T</text:p>
              </table:table-cell>
              <table:table-cell office:value-type="float" office:value="36">
                <text:p>3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U</text:p>
              </table:table-cell>
              <table:table-cell office:value-type="float" office:value="49">
                <text:p>4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V</text:p>
              </table:table-cell>
              <table:table-cell office:value-type="float" office:value="50">
                <text:p>5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W</text:p>
              </table:table-cell>
              <table:table-cell office:value-type="float" office:value="45">
                <text:p>4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X</text:p>
              </table:table-cell>
              <table:table-cell office:value-type="float" office:value="44">
                <text:p>4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Y</text:p>
              </table:table-cell>
              <table:table-cell office:value-type="float" office:value="45">
                <text:p>4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Z</text:p>
              </table:table-cell>
              <table:table-cell office:value-type="float" office:value="50">
                <text:p>50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